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5A0F9D3F1DE25C84993.png" manifest:media-type="image/png"/>
  <manifest:file-entry manifest:full-path="Pictures/1000000000000A00000005A0553914365E13B4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22222" loext:opacity="100%" style:font-name="Arial" fo:font-size="10.5pt" fo:font-weight="bold" style:font-name-asian="Times New Roman" style:font-size-asian="10.5pt" style:language-asian="ru" style:country-asian="RU" style:font-weight-asian="bold" style:font-name-complex="Arial1" style:font-size-complex="10.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Изображение2" text:anchor-type="char" svg:width="19.001cm" svg:height="10.687cm" draw:z-index="1"><draw:image xlink:href="Pictures/1000000000000A00000005A0553914365E13B403.png" xlink:type="simple" xlink:show="embed" xlink:actuate="onLoad" draw:mime-type="image/png"/></draw:frame><text:s/><draw:frame draw:style-name="fr1" draw:name="Изображение1" text:anchor-type="char" svg:width="19.001cm" svg:height="10.687cm" draw:z-index="0"><draw:image xlink:href="Pictures/1000000000000A00000005A0F9D3F1DE25C849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cm" fo:margin-bottom="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0T12:19:00</meta:creation-date>
    <meta:initial-creator>uer</meta:initial-creator>
    <dc:language>ru-RU</dc:language>
    <dc:date>2022-09-08T13:58:44.328131440</dc:date>
    <meta:editing-cycles>39</meta:editing-cycles>
    <meta:editing-duration>PT16H19M32S</meta:editing-duration>
    <meta:generator>LibreOffice/7.3.5.2$Linux_X86_64 LibreOffice_project/30$Build-2</meta:generator>
    <meta:document-statistic meta:table-count="0" meta:image-count="2" meta:object-count="0" meta:page-count="1" meta:paragraph-count="1" meta:word-count="0" meta:character-count="1" meta:non-whitespace-character-count="0"/>
    <meta:user-defined meta:name="AppVersion">15.0000</meta:user-defined>
    <meta:template xlink:type="simple" xlink:actuate="onRequest" xlink:title="Normal" xlink:href=""/>
  </office:meta>
</office:document-meta>
</file>